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draw:marker-start-width="0.247cm" draw:marker-end-width="0.247cm" draw:fill="solid" draw:fill-color="#7f7f7f" draw:opacity="24%" draw:textarea-horizontal-align="justify" draw:textarea-vertical-align="middle" draw:auto-grow-height="false" fo:min-height="5.184cm" fo:min-width="8.082cm" fo:padding-top="0.134cm" fo:padding-bottom="0.134cm" fo:padding-left="0.259cm" fo:padding-right="0.259cm"/>
    </style:style>
    <style:style style:name="gr2" style:family="graphic" style:parent-style-name="standard">
      <style:graphic-properties svg:stroke-width="0.053cm" svg:stroke-color="#ff0000" draw:marker-start-width="0.284cm" draw:marker-end-width="0.284cm" draw:textarea-horizontal-align="justify" draw:textarea-vertical-align="middle" draw:auto-grow-height="false" fo:min-height="0.382cm" fo:min-width="4.132cm" fo:padding-top="0.146cm" fo:padding-bottom="0.146cm" fo:padding-left="0.271cm" fo:padding-right="0.271cm"/>
      <style:paragraph-properties style:writing-mode="lr-tb"/>
    </style:style>
    <style:style style:name="gr3" style:family="graphic" style:parent-style-name="standard">
      <style:graphic-properties svg:stroke-width="0.053cm" svg:stroke-color="#00a933" draw:marker-start-width="0.284cm" draw:marker-end-width="0.284cm" draw:textarea-horizontal-align="justify" draw:textarea-vertical-align="middle" draw:auto-grow-height="false" fo:min-height="0.382cm" fo:min-width="4.132cm" fo:padding-top="0.146cm" fo:padding-bottom="0.146cm" fo:padding-left="0.271cm" fo:padding-right="0.271cm"/>
      <style:paragraph-properties style:writing-mode="lr-tb"/>
    </style:style>
    <style:style style:name="gr4" style:family="graphic" style:parent-style-name="standard">
      <style:graphic-properties svg:stroke-width="0.053cm" svg:stroke-color="#ff8000" draw:marker-start-width="0.284cm" draw:marker-end-width="0.284cm" draw:textarea-horizontal-align="justify" draw:textarea-vertical-align="middle" draw:auto-grow-height="false" fo:min-height="0.382cm" fo:min-width="4.132cm" fo:padding-top="0.146cm" fo:padding-bottom="0.146cm" fo:padding-left="0.271cm" fo:padding-right="0.271cm"/>
      <style:paragraph-properties style:writing-mode="lr-tb"/>
    </style:style>
    <style:style style:name="gr5" style:family="graphic" style:parent-style-name="standard">
      <style:graphic-properties svg:stroke-width="0.053cm" svg:stroke-color="#ff8000" draw:marker-start-width="0.284cm" draw:marker-end-width="0.284cm" draw:fill="solid" draw:fill-color="#ffffff" draw:textarea-horizontal-align="justify" draw:textarea-vertical-align="middle" draw:auto-grow-height="false" fo:min-height="0.34cm" fo:min-width="3.39cm" fo:padding-top="0.146cm" fo:padding-bottom="0.146cm" fo:padding-left="0.271cm" fo:padding-right="0.271cm"/>
      <style:paragraph-properties style:writing-mode="lr-tb"/>
    </style:style>
    <style:style style:name="gr6" style:family="graphic" style:parent-style-name="standard">
      <style:graphic-properties svg:stroke-width="0.053cm" svg:stroke-color="#ff8000" draw:marker-start-width="0.284cm" draw:marker-end-width="0.284cm" draw:fill="solid" draw:fill-color="#ffffff" draw:textarea-horizontal-align="justify" draw:textarea-vertical-align="middle" draw:auto-grow-height="false" fo:min-height="0.208cm" fo:min-width="1.058cm" fo:padding-top="0.146cm" fo:padding-bottom="0.146cm" fo:padding-left="0.271cm" fo:padding-right="0.271cm"/>
      <style:paragraph-properties style:writing-mode="lr-tb"/>
    </style:style>
    <style:style style:name="gr7" style:family="graphic" style:parent-style-name="standard">
      <style:graphic-properties svg:stroke-width="0.053cm" svg:stroke-color="#ff8000" draw:marker-start-width="0.284cm" draw:marker-end-width="0.284cm" draw:fill="solid" draw:fill-color="#ffffff" draw:textarea-horizontal-align="justify" draw:textarea-vertical-align="middle" draw:auto-grow-height="false" fo:min-height="0.408cm" fo:min-width="2.458cm" fo:padding-top="0.146cm" fo:padding-bottom="0.146cm" fo:padding-left="0.271cm" fo:padding-right="0.2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012cm"/>
      <style:paragraph-properties style:writing-mode="lr-tb"/>
    </style:style>
    <style:style style:name="gr9" style:family="graphic" style:parent-style-name="objectwithoutfill">
      <style:graphic-properties svg:stroke-width="0.028cm" draw:marker-start-width="0.25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78cm"/>
      <style:paragraph-properties style:writing-mode="lr-tb"/>
    </style:style>
    <style:style style:name="P1" style:family="paragraph">
      <loext:graphic-properties draw:fill="solid" draw:fill-color="#7f7f7f" draw:opacity="24%"/>
      <style:paragraph-properties fo:text-align="center"/>
    </style:style>
    <style:style style:name="P2" style:family="paragraph">
      <style:paragraph-properties fo:text-align="center" style:writing-mode="lr-tb"/>
      <style:text-properties style:font-name="CMU Serif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CMU Serif"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font-name="CMU Serif"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452cm" svg:x="6.2cm" svg:y="-0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7cm" svg:height="0.7cm" svg:x="0cm" svg:y="0cm">
          <text:p text:style-name="P2"><text:span text:style-name="T1">Edi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4.7cm" svg:height="0.7cm" svg:x="0.002cm" svg:y="1.505cm">
          <text:p text:style-name="P2"><text:span text:style-name="T1">Exec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7cm" svg:height="0.7cm" svg:x="0.002cm" svg:y="3.1cm">
          <text:p text:style-name="P2"><text:span text:style-name="T1">M</text:span><text:span text:style-name="T1">ód</text:span><text:span text:style-name="T1">ul</text:span><text:span text:style-name="T1">o </text:span><text:span text:style-name="T1">Fo</text:span><text:span text:style-name="T1">nt</text:span><text:span text:style-name="T1">e </text:span><text:span text:style-name="T1">G</text:span><text:span text:style-name="T1">P</text:span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.7cm" svg:height="0.7cm" svg:x="0.003cm" svg:y="5.257cm">
          <text:p text:style-name="P2"><text:span text:style-name="T1">Exe</text:span><text:span text:style-name="T1">cuç</text:span><text:span text:style-name="T1">ão </text:span><text:span text:style-name="T1">na </text:span><text:span text:style-name="T1">GP</text:span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cm" svg:height="0.7cm" svg:x="6.4cm" svg:y="2.204cm">
          <text:p text:style-name="P2"><text:span text:style-name="T1">C</text:span><text:span text:style-name="T1">o</text:span><text:span text:style-name="T1">m</text:span><text:span text:style-name="T1">pil</text:span><text:span text:style-name="T1">ad</text:span><text:span text:style-name="T1">or </text:span><text:span text:style-name="T1">G</text:span><text:span text:style-name="T1">P</text:span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3.2cm" svg:height="1cm" svg:x="6.8cm" svg:y="0.1cm">
          <text:p text:style-name="P4"><text:span text:style-name="T2">Cache</text:span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4" draw:id="id4" draw:layer="layout" svg:width="4cm" svg:height="0.7cm" svg:x="6.4cm" svg:y="4.1cm">
          <text:p text:style-name="P2"><text:span text:style-name="T1">Carrega na </text:span><text:span text:style-name="T1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3cm" svg:height="0.7cm" svg:x="11.6cm" svg:y="2.2cm">
          <text:p text:style-name="P4"><text:span text:style-name="T1">B</text:span><text:span text:style-name="T1">i</text:span><text:span text:style-name="T1">n</text:span><text:span text:style-name="T1">á</text:span><text:span text:style-name="T1">r</text:span><text:span text:style-name="T1">i</text:span><text:span text:style-name="T1">o</text:span><text:span text:style-name="T1"> </text:span><text:span text:style-name="T1">G</text:span><text:span text:style-name="T1">P</text:span><text:span text:style-name="T1">U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4cm" svg:height="0.755cm" svg:x="12.3cm" svg:y="4.638cm">
          <draw:text-box>
            <text:p>PyCUDA</text:p>
          </draw:text-box>
        </draw:frame>
        <draw:connector draw:style-name="gr9" draw:text-style-name="P7" draw:layer="layout" svg:x1="10.4cm" svg:y1="2.554cm" svg:x2="11.6cm" svg:y2="2.55cm" draw:start-shape="id1" draw:start-glue-point="1" draw:end-shape="id2" draw:end-glue-point="3" svg:d="M10400 2554h601v-4h599" svg:viewBox="0 0 1201 5">
          <text:p/>
        </draw:connector>
        <draw:connector draw:style-name="gr9" draw:text-style-name="P7" draw:layer="layout" svg:x1="10cm" svg:y1="0.6cm" svg:x2="13.1cm" svg:y2="2.2cm" draw:start-shape="id3" draw:start-glue-point="7" draw:end-shape="id2" draw:end-glue-point="0" svg:d="M10000 600h3100v1600" svg:viewBox="0 0 3101 1601">
          <text:p/>
        </draw:connector>
        <draw:connector draw:style-name="gr9" draw:text-style-name="P7" draw:layer="layout" svg:x1="13.1cm" svg:y1="2.9cm" svg:x2="10.4cm" svg:y2="4.45cm" draw:start-shape="id2" draw:start-glue-point="2" draw:end-shape="id4" draw:end-glue-point="1" svg:d="M13100 2900v1550h-2700" svg:viewBox="0 0 2701 1551">
          <text:p/>
        </draw:connector>
        <draw:connector draw:style-name="gr9" draw:text-style-name="P7" draw:layer="layout" draw:line-skew="-0.052cm" svg:x1="4.702cm" svg:y1="3.45cm" svg:x2="6.8cm" svg:y2="0.6cm" draw:start-shape="id5" draw:start-glue-point="1" draw:end-shape="id3" draw:end-glue-point="5" svg:d="M4702 3450h998v-2850h1100" svg:viewBox="0 0 2099 2851">
          <text:p/>
        </draw:connector>
        <draw:connector draw:style-name="gr9" draw:text-style-name="P7" draw:layer="layout" svg:x1="8.4cm" svg:y1="1.1cm" svg:x2="8.4cm" svg:y2="2.204cm" draw:start-shape="id3" draw:start-glue-point="6" draw:end-shape="id1" draw:end-glue-point="0" svg:d="M8400 1100v1104" svg:viewBox="0 0 1 1105">
          <text:p/>
        </draw:connector>
        <draw:connector draw:style-name="gr9" draw:text-style-name="P7" draw:layer="layout" svg:x1="8.4cm" svg:y1="2.904cm" svg:x2="8.4cm" svg:y2="4.1cm" draw:start-shape="id1" draw:start-glue-point="2" draw:end-shape="id4" draw:end-glue-point="0" svg:d="M8400 2904v1196" svg:viewBox="0 0 1 1197">
          <text:p/>
        </draw:connector>
        <draw:connector draw:style-name="gr9" draw:text-style-name="P7" draw:layer="layout" svg:x1="6.4cm" svg:y1="4.45cm" svg:x2="2.353cm" svg:y2="5.257cm" draw:start-shape="id4" draw:start-glue-point="3" draw:end-shape="id6" draw:end-glue-point="0" svg:d="M6400 4450h-4047v807" svg:viewBox="0 0 4048 808">
          <text:p/>
        </draw:connector>
        <draw:connector draw:style-name="gr9" draw:text-style-name="P7" draw:layer="layout" svg:x1="2.35cm" svg:y1="0.7cm" svg:x2="2.352cm" svg:y2="1.505cm" draw:start-shape="id7" draw:start-glue-point="2" draw:end-shape="id8" draw:end-glue-point="0" svg:d="M2350 700v403h2v402" svg:viewBox="0 0 3 806">
          <text:p/>
        </draw:connector>
        <draw:connector draw:style-name="gr9" draw:text-style-name="P7" draw:layer="layout" svg:x1="2.352cm" svg:y1="2.205cm" svg:x2="2.352cm" svg:y2="3.1cm" draw:start-shape="id8" draw:start-glue-point="2" draw:end-shape="id5" draw:end-glue-point="0" svg:d="M2352 2205v895" svg:viewBox="0 0 1 896">
          <text:p/>
        </draw:connector>
        <draw:frame draw:style-name="gr10" draw:text-style-name="P9" draw:layer="layout" svg:width="0.443cm" svg:height="0.755cm" svg:x="10.828cm" svg:y="0.545cm">
          <draw:text-box>
            <text:p text:style-name="P8">S</text:p>
          </draw:text-box>
        </draw:frame>
        <draw:frame draw:style-name="gr11" draw:text-style-name="P9" draw:layer="layout" svg:width="0.486cm" svg:height="0.828cm" svg:x="8.642cm" svg:y="1.172cm">
          <draw:text-box>
            <text:p text:style-name="P8"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7f7f7f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1" fo:font-family="'CMU Serif'" style:font-style-name="Roman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1cm" draw:marker-start-width="0.23cm" draw:marker-end-width="0.2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01cm" draw:marker-start-width="0.22cm" draw:marker-end-width="0.22cm" draw:fill="none"/>
    </style:style>
    <style:style style:name="Text" style:family="graphic">
      <style:graphic-properties draw:stroke="solid" svg:stroke-color="#cccccc" draw:fill="solid" draw:fill-color="#eeeeee"/>
      <style:text-properties style:font-name="CMU Serif1" fo:font-family="'CMU Serif'" style:font-style-name="Roman" style:font-family-generic="roman" style:font-pitch="variable" fo:font-size="12pt" fo:font-weight="normal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01cm" svg:stroke-color="#000000" draw:marker-start-width="0.22cm" draw:marker-end-width="0.22cm" draw:fill="none"/>
    </style:style>
    <style:style style:name="Arrow_20_Line" style:display-name="Arrow Line" style:family="graphic" style:parent-style-name="Lines">
      <style:graphic-properties draw:marker-start="Symmetric_20_Arrow" draw:marker-start-width="0.2cm" draw:marker-end="Symmetric_20_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08:58.250638856</meta:creation-date>
    <dc:date>2020-04-26T09:28:57.695487611</dc:date>
    <meta:editing-duration>PT16M26S</meta:editing-duration>
    <meta:editing-cycles>4</meta:editing-cycles>
    <meta:generator>LibreOffice/6.3.5.2$Linux_X86_64 LibreOffice_project/30$Build-2</meta:generator>
    <meta:document-statistic meta:object-count="21"/>
  </office:meta>
</office:document-meta>
</file>